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E0000000B61CC7654CFA7B94C.png" manifest:media-type="image/png"/>
  <manifest:file-entry manifest:full-path="Pictures/100009C90000017D0000012A52E20789BA655B15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>
        <style:tab-stops>
          <style:tab-stop style:position="7.985cm"/>
        </style:tab-stops>
      </style:paragraph-properties>
      <style:text-properties officeooo:rsid="0019c382" officeooo:paragraph-rsid="0019c382"/>
    </style:style>
    <style:style style:name="P2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19c382" officeooo:paragraph-rsid="0019c382"/>
    </style:style>
    <style:style style:name="P3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1a84de" officeooo:paragraph-rsid="001a84de"/>
    </style:style>
    <style:style style:name="P4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paragraph-rsid="001c0bca"/>
    </style:style>
    <style:style style:name="P5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paragraph-rsid="00269eb6"/>
    </style:style>
    <style:style style:name="P6" style:family="paragraph" style:parent-style-name="Frame_20_contents">
      <style:paragraph-properties>
        <style:tab-stops>
          <style:tab-stop style:position="8.027cm"/>
        </style:tab-stops>
      </style:paragraph-properties>
      <style:text-properties officeooo:paragraph-rsid="001cce6b"/>
    </style:style>
    <style:style style:name="P7" style:family="paragraph" style:parent-style-name="Frame_20_contents">
      <style:paragraph-properties>
        <style:tab-stops>
          <style:tab-stop style:position="8.027cm"/>
        </style:tab-stops>
      </style:paragraph-properties>
      <style:text-properties officeooo:paragraph-rsid="00269eb6"/>
    </style:style>
    <style:style style:name="P8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1ed1c3" officeooo:paragraph-rsid="001ed1c3"/>
    </style:style>
    <style:style style:name="P9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207741" officeooo:paragraph-rsid="00207741"/>
    </style:style>
    <style:style style:name="P10" style:family="paragraph" style:parent-style-name="Frame_20_contents">
      <style:paragraph-properties>
        <style:tab-stops>
          <style:tab-stop style:position="8.027cm"/>
        </style:tab-stops>
      </style:paragraph-properties>
      <style:text-properties officeooo:rsid="001cce6b" officeooo:paragraph-rsid="001d3dfb"/>
    </style:style>
    <style:style style:name="P11" style:family="paragraph" style:parent-style-name="Frame_20_contents">
      <style:paragraph-properties>
        <style:tab-stops>
          <style:tab-stop style:position="7.008cm"/>
        </style:tab-stops>
      </style:paragraph-properties>
    </style:style>
    <style:style style:name="P12" style:family="paragraph" style:parent-style-name="Frame_20_contents">
      <style:paragraph-properties>
        <style:tab-stops>
          <style:tab-stop style:position="7.008cm"/>
        </style:tab-stops>
      </style:paragraph-properties>
      <style:text-properties officeooo:paragraph-rsid="00269eb6"/>
    </style:style>
    <style:style style:name="P13" style:family="paragraph" style:parent-style-name="Frame_20_contents">
      <style:paragraph-properties>
        <style:tab-stops>
          <style:tab-stop style:position="7.008cm"/>
        </style:tab-stops>
      </style:paragraph-properties>
      <style:text-properties fo:font-weight="bold" officeooo:rsid="0025a42a" officeooo:paragraph-rsid="0025a42a" style:font-weight-asian="bold" style:font-weight-complex="bold"/>
    </style:style>
    <style:style style:name="P14" style:family="paragraph" style:parent-style-name="Frame_20_contents">
      <style:paragraph-properties>
        <style:tab-stops>
          <style:tab-stop style:position="8.006cm"/>
        </style:tab-stops>
      </style:paragraph-properties>
      <style:text-properties fo:font-weight="bold" officeooo:rsid="0025a42a" officeooo:paragraph-rsid="0025a42a" style:font-weight-asian="bold" style:font-weight-complex="bold"/>
    </style:style>
    <style:style style:name="P15" style:family="paragraph" style:parent-style-name="Frame_20_contents">
      <style:paragraph-properties>
        <style:tab-stops>
          <style:tab-stop style:position="7.985cm"/>
        </style:tab-stops>
      </style:paragraph-properties>
      <style:text-properties officeooo:paragraph-rsid="00269eb6"/>
    </style:style>
    <style:style style:name="P16" style:family="paragraph" style:parent-style-name="Frame_20_contents">
      <style:paragraph-properties>
        <style:tab-stops>
          <style:tab-stop style:position="6.987cm"/>
        </style:tab-stops>
      </style:paragraph-properties>
      <style:text-properties officeooo:paragraph-rsid="00269eb6"/>
    </style:style>
    <style:style style:name="P17" style:family="paragraph" style:parent-style-name="Frame_20_contents">
      <style:text-properties officeooo:rsid="002b9285" officeooo:paragraph-rsid="002b9285"/>
    </style:style>
    <style:style style:name="P18" style:family="paragraph" style:parent-style-name="Frame_20_contents">
      <style:text-properties officeooo:rsid="002d434d" officeooo:paragraph-rsid="002d434d"/>
    </style:style>
    <style:style style:name="P19" style:family="paragraph" style:parent-style-name="Frame_20_contents">
      <style:text-properties officeooo:rsid="002d434d" officeooo:paragraph-rsid="0033949e"/>
    </style:style>
    <style:style style:name="P20" style:family="paragraph" style:parent-style-name="Frame_20_contents">
      <style:text-properties officeooo:rsid="002ec0a5" officeooo:paragraph-rsid="00357521"/>
    </style:style>
    <style:style style:name="P21" style:family="paragraph" style:parent-style-name="Frame_20_contents">
      <style:text-properties officeooo:rsid="0030ce92" officeooo:paragraph-rsid="0030ce92"/>
    </style:style>
    <style:style style:name="P22" style:family="paragraph" style:parent-style-name="Frame_20_contents">
      <style:text-properties officeooo:rsid="0030ce92" officeooo:paragraph-rsid="0039504e"/>
    </style:style>
    <style:style style:name="P23" style:family="paragraph" style:parent-style-name="Frame_20_contents">
      <style:text-properties officeooo:rsid="0030ce92" officeooo:paragraph-rsid="003b8b4e"/>
    </style:style>
    <style:style style:name="P24" style:family="paragraph" style:parent-style-name="Frame_20_contents">
      <style:text-properties officeooo:rsid="00357521" officeooo:paragraph-rsid="00357521"/>
    </style:style>
    <style:style style:name="P25" style:family="paragraph" style:parent-style-name="Frame_20_contents">
      <style:text-properties officeooo:paragraph-rsid="0039504e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29e3c5" officeooo:paragraph-rsid="0029e3c5" style:font-weight-asian="bold" style:font-weight-complex="bold"/>
    </style:style>
    <style:style style:name="P28" style:family="paragraph" style:parent-style-name="Text_20_body">
      <style:text-properties fo:font-weight="normal" officeooo:rsid="0029e3c5" officeooo:paragraph-rsid="0029e3c5" style:font-weight-asian="normal" style:font-weight-complex="normal"/>
    </style:style>
    <style:style style:name="P2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30" style:family="paragraph" style:parent-style-name="Frame_20_contents">
      <style:paragraph-properties>
        <style:tab-stops>
          <style:tab-stop style:position="8.006cm"/>
        </style:tab-stops>
      </style:paragraph-properties>
      <style:text-properties fo:font-size="12pt" fo:font-weight="bold" officeooo:rsid="0025a42a" officeooo:paragraph-rsid="004457cc" style:font-weight-asian="bold" style:font-weight-complex="bold"/>
    </style:style>
    <style:style style:name="P31" style:family="paragraph" style:parent-style-name="Frame_20_contents">
      <style:text-properties officeooo:rsid="0030ce92" officeooo:paragraph-rsid="0037b3f8"/>
    </style:style>
    <style:style style:name="P32" style:family="paragraph" style:parent-style-name="Frame_20_contents">
      <style:text-properties officeooo:rsid="0030ce92" officeooo:paragraph-rsid="003e34b4"/>
    </style:style>
    <style:style style:name="P33" style:family="paragraph" style:parent-style-name="Frame_20_contents">
      <style:text-properties officeooo:rsid="0030ce92" officeooo:paragraph-rsid="003f9039"/>
    </style:style>
    <style:style style:name="P34" style:family="paragraph" style:parent-style-name="Frame_20_contents">
      <style:text-properties officeooo:paragraph-rsid="003e34b4"/>
    </style:style>
    <style:style style:name="P35" style:family="paragraph" style:parent-style-name="Frame_20_contents">
      <style:paragraph-properties>
        <style:tab-stops>
          <style:tab-stop style:position="8.006cm"/>
        </style:tab-stops>
      </style:paragraph-properties>
      <style:text-properties fo:font-weight="bold" officeooo:rsid="0025a42a" officeooo:paragraph-rsid="0025a42a" style:font-weight-asian="bold" style:font-weight-complex="bold"/>
    </style:style>
    <style:style style:name="P36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paragraph-rsid="001c0bca"/>
    </style:style>
    <style:style style:name="P37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paragraph-rsid="00269eb6"/>
    </style:style>
    <style:style style:name="P38" style:family="paragraph" style:parent-style-name="Frame_20_contents">
      <style:paragraph-properties>
        <style:tab-stops>
          <style:tab-stop style:position="7.985cm"/>
        </style:tab-stops>
      </style:paragraph-properties>
      <style:text-properties officeooo:paragraph-rsid="00269eb6"/>
    </style:style>
    <style:style style:name="P39" style:family="paragraph" style:parent-style-name="Frame_20_contents">
      <style:paragraph-properties>
        <style:tab-stops>
          <style:tab-stop style:position="8.027cm"/>
        </style:tab-stops>
      </style:paragraph-properties>
      <style:text-properties officeooo:paragraph-rsid="00269eb6"/>
    </style:style>
    <style:style style:name="P40" style:family="paragraph" style:parent-style-name="Frame_20_contents">
      <style:paragraph-properties>
        <style:tab-stops>
          <style:tab-stop style:position="8.027cm"/>
        </style:tab-stops>
      </style:paragraph-properties>
      <style:text-properties officeooo:paragraph-rsid="001cce6b"/>
    </style:style>
    <style:style style:name="P41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1a84de" officeooo:paragraph-rsid="001a84de"/>
    </style:style>
    <style:style style:name="P42" style:family="paragraph" style:parent-style-name="Frame_20_contents">
      <style:paragraph-properties>
        <style:tab-stops>
          <style:tab-stop style:position="7.985cm"/>
        </style:tab-stops>
      </style:paragraph-properties>
      <style:text-properties officeooo:rsid="0019c382" officeooo:paragraph-rsid="0019c382"/>
    </style:style>
    <style:style style:name="P43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19c382" officeooo:paragraph-rsid="0019c382"/>
    </style:style>
    <style:style style:name="P44" style:family="paragraph" style:parent-style-name="Frame_20_contents">
      <style:paragraph-properties>
        <style:tab-stops>
          <style:tab-stop style:position="8.027cm"/>
        </style:tab-stops>
      </style:paragraph-properties>
      <style:text-properties officeooo:rsid="001cce6b" officeooo:paragraph-rsid="001d3dfb"/>
    </style:style>
    <style:style style:name="P45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1ed1c3" officeooo:paragraph-rsid="001ed1c3"/>
    </style:style>
    <style:style style:name="P46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207741" officeooo:paragraph-rsid="00207741"/>
    </style:style>
    <style:style style:name="P47" style:family="paragraph" style:parent-style-name="Frame_20_contents">
      <style:paragraph-properties>
        <style:tab-stops>
          <style:tab-stop style:position="7.008cm"/>
        </style:tab-stops>
      </style:paragraph-properties>
      <style:text-properties officeooo:rsid="0025a42a" officeooo:paragraph-rsid="0025a42a"/>
    </style:style>
    <style:style style:name="P48" style:family="paragraph" style:parent-style-name="Frame_20_contents">
      <style:paragraph-properties>
        <style:tab-stops>
          <style:tab-stop style:position="8.006cm"/>
        </style:tab-stops>
      </style:paragraph-properties>
      <style:text-properties officeooo:rsid="00462e6e" officeooo:paragraph-rsid="00462e6e"/>
    </style:style>
    <style:style style:name="P49" style:family="paragraph" style:parent-style-name="Text_20_body">
      <style:text-properties fo:font-weight="normal" officeooo:rsid="0029e3c5" officeooo:paragraph-rsid="0029e3c5" style:font-weight-asian="normal" style:font-weight-complex="normal"/>
    </style:style>
    <style:style style:name="P50" style:family="paragraph" style:parent-style-name="Text_20_body">
      <style:paragraph-properties fo:break-before="page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c382"/>
    </style:style>
    <style:style style:name="T2" style:family="text">
      <style:text-properties officeooo:rsid="0019fe21"/>
    </style:style>
    <style:style style:name="T3" style:family="text">
      <style:text-properties officeooo:rsid="001a84de"/>
    </style:style>
    <style:style style:name="T4" style:family="text">
      <style:text-properties fo:font-size="12pt"/>
    </style:style>
    <style:style style:name="T5" style:family="text">
      <style:text-properties fo:font-size="12pt" officeooo:rsid="001c0375"/>
    </style:style>
    <style:style style:name="T6" style:family="text">
      <style:text-properties fo:font-size="12pt" officeooo:rsid="0019c382"/>
    </style:style>
    <style:style style:name="T7" style:family="text">
      <style:text-properties fo:font-size="12pt" officeooo:rsid="001cce6b"/>
    </style:style>
    <style:style style:name="T8" style:family="text">
      <style:text-properties fo:font-size="12pt" officeooo:rsid="001ed1c3"/>
    </style:style>
    <style:style style:name="T9" style:family="text">
      <style:text-properties fo:font-size="12pt" officeooo:rsid="001c0bca"/>
    </style:style>
    <style:style style:name="T10" style:family="text">
      <style:text-properties fo:font-size="12pt" officeooo:rsid="00207741"/>
    </style:style>
    <style:style style:name="T11" style:family="text">
      <style:text-properties fo:font-size="12pt" officeooo:rsid="0030ce92"/>
    </style:style>
    <style:style style:name="T12" style:family="text">
      <style:text-properties fo:font-size="12pt" officeooo:rsid="0033949e"/>
    </style:style>
    <style:style style:name="T13" style:family="text">
      <style:text-properties officeooo:rsid="001c0bca"/>
    </style:style>
    <style:style style:name="T14" style:family="text">
      <style:text-properties officeooo:rsid="001cce6b"/>
    </style:style>
    <style:style style:name="T15" style:family="text">
      <style:text-properties officeooo:rsid="00207741"/>
    </style:style>
    <style:style style:name="T16" style:family="text">
      <style:text-properties officeooo:rsid="00210468"/>
    </style:style>
    <style:style style:name="T17" style:family="text">
      <style:text-properties officeooo:rsid="00269eb6"/>
    </style:style>
    <style:style style:name="T18" style:family="text">
      <style:text-properties officeooo:rsid="002b9285"/>
    </style:style>
    <style:style style:name="T19" style:family="text">
      <style:text-properties officeooo:rsid="00305893"/>
    </style:style>
    <style:style style:name="T20" style:family="text">
      <style:text-properties officeooo:rsid="0030ce92"/>
    </style:style>
    <style:style style:name="T21" style:family="text">
      <style:text-properties officeooo:rsid="003f9039"/>
    </style:style>
    <style:style style:name="T22" style:family="text">
      <style:text-properties officeooo:rsid="0041488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2af3a" style:font-weight-asian="bold" style:font-weight-complex="bold"/>
    </style:style>
    <style:style style:name="T25" style:family="text">
      <style:text-properties officeooo:rsid="004457cc"/>
    </style:style>
    <style:style style:name="T26" style:family="text">
      <style:text-properties fo:font-variant="normal" fo:text-transform="none" fo:color="#000000" style:font-name="sans-serif" fo:letter-spacing="normal" fo:font-style="normal" fo:font-weight="normal" officeooo:rsid="004457cc"/>
    </style:style>
    <style:style style:name="T27" style:family="text">
      <style:text-properties officeooo:rsid="00462e6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xercises for Lectures 8-9: Probabilistic Context-free Grammars</text:p>
      <text:p text:style-name="P27">8.1</text:p>
      <text:p text:style-name="P28"><draw:frame draw:style-name="fr2" draw:name="Frame7" text:anchor-type="paragraph" svg:y="0.034cm" svg:width="14.568cm" draw:z-index="4"><draw:text-box fo:min-height="12.13cm"><text:p text:style-name="P24">EQUATION_<text:span text:style-name="T21">START</text:span> → <text:span text:style-name="T20">EQUATION</text:span></text:p><text:p text:style-name="P21"/><text:p text:style-name="P25"><text:span text:style-name="T20">EQUATION → INTEGER </text:span><text:span text:style-name="T11">O</text:span><text:span text:style-name="T12">PERATOR <text:s/></text:span><text:span text:style-name="T20">EQUATION</text:span></text:p><text:p text:style-name="P33">EQUATION → <text:span text:style-name="T18">VARIABLE</text:span> <text:span text:style-name="T4">O</text:span><text:span text:style-name="T12">PERATOR <text:s/></text:span>EQUATION</text:p><text:p text:style-name="P22">EQUATION → FUNCTION <text:span text:style-name="T4">O</text:span><text:span text:style-name="T12">PERATOR <text:s/></text:span>EQUATION</text:p><text:p text:style-name="P23">EQUATION → PARENTHESES <text:span text:style-name="T19">OPERATOR EQUATION</text:span></text:p><text:p text:style-name="P34"><text:span text:style-name="T20">EQUATION → INTEGER</text:span></text:p><text:p text:style-name="P32">EQUATION → <text:span text:style-name="T18">VARIABLE</text:span></text:p><text:p text:style-name="P32">EQUATION → FUNCTION</text:p><text:p text:style-name="P32">EQUATION → PARENTHESES</text:p><text:p text:style-name="P31"/><text:p text:style-name="P20">INTEGER → (For all <draw:g text:anchor-type="as-char" svg:y="-0.293cm" draw:z-index="5" draw:style-name="gr1"><svg:title>TexMaths</svg:title><svg:desc>12§display§\mathbb{N}_{0}§svg§600§FALSE§</svg:desc><draw:frame draw:style-name="gr2" draw:text-style-name="P51" svg:width="0.456cm" svg:height="0.355cm" svg:x="0cm" svg:y="0cm"><draw:image xlink:href="Pictures/100009C90000017D0000012A52E20789BA655B15.svg" xlink:type="simple" xlink:show="embed" xlink:actuate="onLoad" loext:mime-type="image/svg+xml"><text:p/></draw:image><draw:image xlink:href="Pictures/100002010000000E0000000B61CC7654CFA7B94C.png" xlink:type="simple" xlink:show="embed" xlink:actuate="onLoad" loext:mime-type="image/png"/></draw:frame></draw:g>)</text:p><text:p text:style-name="P17">VARIABLE → x</text:p><text:p text:style-name="P17">VARIABLE → y</text:p><text:p text:style-name="P17">VARIABLE → z</text:p><text:p text:style-name="P18">OPERATOR → +</text:p><text:p text:style-name="P18">OPERATOR → -</text:p><text:p text:style-name="P18">OPERATOR → *</text:p><text:p text:style-name="P18">OPERATOR → /</text:p><text:p text:style-name="P18">OPERATOR → ^</text:p><text:p text:style-name="P19">FUNCTION → log PARENTHESES</text:p><text:p text:style-name="P19">FUNCTION → exp PARENTHESES</text:p><text:p text:style-name="P19">FUNCTION → sin PARENTHESES</text:p><text:p text:style-name="P19">FUNCTION → cos PARENTHESES</text:p><text:p text:style-name="P19">FUNCTION → tan PARENTHESES</text:p><text:p text:style-name="P19">PARENTHESES → ( <text:span text:style-name="T19">EQUATION_START ) 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8.2</text:p>
      <text:p text:style-name="Text_20_body"><draw:frame draw:style-name="fr1" draw:name="Frame1" text:anchor-type="paragraph" svg:x="-0.441cm" svg:y="0.258cm" svg:width="8.306cm" draw:z-index="0"><draw:text-box fo:min-height="7.154cm"><text:p text:style-name="P13">1.</text:p><text:p text:style-name="P11"/><text:p text:style-name="P12">S →<text:span text:style-name="T17"> </text:span>STMANY<text:tab/><text:span text:style-name="T13">1.0</text:span></text:p><text:p text:style-name="P12">STMANY →<text:span text:style-name="T17"> </text:span>S1 . (<text:span text:style-name="T1">e)<text:tab/>0.6<text:tab/></text:span></text:p><text:p text:style-name="P12">STMANY →<text:span text:style-name="T17"> </text:span>S1 , but STMANY (<text:span text:style-name="T1">e)<text:tab/>0.4</text:span></text:p><text:p text:style-name="P12">S1 →<text:span text:style-name="T17"> </text:span>SUBJ QVERB1 QVERB2 OBJ<text:tab/><text:span text:style-name="T13">1.0</text:span><text:tab/></text:p><text:p text:style-name="P16">SUBJ →<text:span text:style-name="T17"> </text:span>ARTICLE DESC NOUN<text:tab/><text:span text:style-name="T13">1.0</text:span></text:p><text:p text:style-name="P12">DESC →<text:span text:style-name="T17"> </text:span>ADJECTIVE<text:tab/><text:span text:style-name="T13">0.7</text:span></text:p><text:p text:style-name="P12">DESC →<text:span text:style-name="T17"> </text:span>ADJECTIVE DESC<text:tab/><text:span text:style-name="T13">0.3</text:span></text:p><text:p text:style-name="P12">OBJ →<text:span text:style-name="T17"> </text:span>ARTICLE DESC NOUN<text:tab/><text:span text:style-name="T13">0.1</text:span></text:p></draw:text-box></draw:frame><draw:frame draw:style-name="fr1" draw:name="Frame2" text:anchor-type="paragraph" svg:x="8.5cm" svg:y="0.279cm" svg:width="9.347cm" draw:z-index="1"><draw:text-box fo:min-height="6.489cm"><text:p text:style-name="P14">2.</text:p><text:p text:style-name="P4"/><text:p text:style-name="P5">S →<text:span text:style-name="T17"> </text:span>STMANY<text:tab/><text:span text:style-name="T13">1.0</text:span></text:p><text:p text:style-name="P15">STMANY →<text:span text:style-name="T17"> </text:span>S1 <text:span text:style-name="T5">DOT<text:tab/></text:span><text:span text:style-name="T6">0.6</text:span></text:p><text:p text:style-name="P7">STMANY →<text:span text:style-name="T17"> </text:span>S1 <text:span text:style-name="T3">COMMA</text:span> <text:span text:style-name="T3">BUT</text:span> STMANY<text:tab/><text:span text:style-name="T1">0.4</text:span></text:p><text:p text:style-name="P5">S1 →<text:span text:style-name="T17"> </text:span>SUBJ QVERB1 QVERB2 OBJ<text:tab/><text:span text:style-name="T13">1.0</text:span></text:p><text:p text:style-name="P5">SUBJ →<text:span text:style-name="T17"> </text:span>ARTICLE DESC NOUN<text:tab/><text:span text:style-name="T13">1.0</text:span></text:p><text:p text:style-name="P5">DESC →<text:span text:style-name="T17"> </text:span>ADJECTIVE<text:tab/><text:span text:style-name="T13">0.7</text:span></text:p><text:p text:style-name="P5">DESC →<text:span text:style-name="T17"> </text:span>ADJECTIVE DESC<text:tab/><text:span text:style-name="T13">0.3</text:span></text:p><text:p text:style-name="P5">OBJ →<text:span text:style-name="T17"> </text:span>ARTICLE DESC NOUN<text:tab/><text:span text:style-name="T13">0.1</text:span></text:p><text:p text:style-name="Frame_20_contents"/><text:p text:style-name="P3">DOT → .<text:tab/><text:span text:style-name="T13">1.0</text:span><text:tab/></text:p><text:p text:style-name="P1">COMMA → ,<text:tab/><text:span text:style-name="T2">1.0</text:span><text:tab/></text:p><text:p text:style-name="P2">BUT → but<text:tab/><text:span text:style-name="T2">1.0</text:span><text:tab/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3" text:anchor-type="paragraph" svg:x="-0.42cm" svg:y="-0.243cm" svg:width="9.347cm" draw:z-index="2"><draw:text-box fo:min-height="6.489cm"><text:p text:style-name="P14">3.</text:p><text:p text:style-name="P4"/><text:p text:style-name="P4">S →<text:span text:style-name="T17"> </text:span>STMANY<text:tab/><text:span text:style-name="T13">1.0</text:span></text:p><text:p text:style-name="P15">STMANY →<text:span text:style-name="T17"> </text:span>S1 <text:span text:style-name="T5">DOT<text:tab/></text:span><text:span text:style-name="T6">0.6</text:span></text:p><text:p text:style-name="P7">STMANY →<text:span text:style-name="T17"> </text:span>S1 <text:span text:style-name="T7">STMANY1</text:span><text:tab/><text:span text:style-name="T1">0.4</text:span></text:p><text:p text:style-name="P6">STMANY<text:span text:style-name="T14">1 → </text:span><text:span text:style-name="T7">COMMA</text:span><text:span text:style-name="T14"> STMANY2<text:tab/>1.0</text:span></text:p><text:p text:style-name="P10">STMANY2 → BUT <text:s/>STMANY<text:tab/>1.0</text:p><text:p text:style-name="P5">S1 →<text:span text:style-name="T17"> </text:span>SUBJ <text:span text:style-name="T8">S2</text:span><text:tab/><text:span text:style-name="T13">1.0</text:span></text:p><text:p text:style-name="P8">S2 → <text:s/>QVERB1 S3<text:tab/><text:span text:style-name="T15">1.0</text:span></text:p><text:p text:style-name="P8">S3 → <text:s/>QVERB2 OBJ<text:tab/><text:span text:style-name="T15">1.0</text:span></text:p><text:p text:style-name="P5">SUBJ →<text:span text:style-name="T17"> </text:span>ARTICLE <text:span text:style-name="T8">SUBJ2</text:span><text:tab/><text:span text:style-name="T13">1.0</text:span></text:p><text:p text:style-name="P8">SUBJ2 → <text:s/>DESC NOUN<text:tab/><text:span text:style-name="T15">1.0</text:span></text:p><text:p text:style-name="P5">DESC →<text:span text:style-name="T17"> </text:span>ADJECTIVE<text:tab/><text:span text:style-name="T13">0.7</text:span></text:p><text:p text:style-name="P5">DESC →<text:span text:style-name="T17"> </text:span>ADJECTIVE DESC<text:tab/><text:span text:style-name="T13">0.3</text:span></text:p><text:p text:style-name="P5">OBJ →<text:span text:style-name="T17"> </text:span>ARTICLE <text:span text:style-name="T10">OBJ2</text:span><text:tab/><text:span text:style-name="T9">1.</text:span><text:span text:style-name="T10">0</text:span></text:p><text:p text:style-name="P9">OBJ2 → <text:s/>DESC NOUN<text:tab/><text:span text:style-name="T16">1.0</text:span></text:p><text:p text:style-name="P3">DOT → .<text:tab/><text:span text:style-name="T13">1.0</text:span><text:tab/></text:p><text:p text:style-name="P1">COMMA → ,<text:tab/><text:span text:style-name="T2">1.0</text:span><text:tab/></text:p><text:p text:style-name="P2">BUT → but<text:tab/><text:span text:style-name="T2">1.0</text:span><text:tab/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4" text:anchor-type="paragraph" svg:x="-0.441cm" svg:y="0.258cm" svg:width="8.306cm" draw:z-index="3"><draw:text-box fo:min-height="5.468cm"><text:p text:style-name="P47"><text:span text:style-name="T23">1. </text:span><text:span text:style-name="T24">Initial state</text:span></text:p><text:p text:style-name="P47"><text:span text:style-name="T24"/></text:p><text:p text:style-name="P12">S →<text:span text:style-name="T17"> </text:span>STMANY<text:tab/><text:span text:style-name="T13">1.0</text:span></text:p><text:p text:style-name="P12">STMANY →<text:span text:style-name="T17"> </text:span>S1 .<text:span text:style-name="T1"><text:tab/>0.6<text:tab/></text:span></text:p><text:p text:style-name="P12">STMANY →<text:span text:style-name="T17"> </text:span>S1 , but STMANY<text:span text:style-name="T1"><text:tab/>0.4</text:span></text:p><text:p text:style-name="P12">S1 →<text:span text:style-name="T17"> </text:span>SUBJ QVERB1 QVERB2 OBJ<text:tab/><text:span text:style-name="T13">1.0</text:span><text:tab/></text:p><text:p text:style-name="P16">SUBJ →<text:span text:style-name="T17"> </text:span>ARTICLE DESC NOUN<text:tab/><text:span text:style-name="T13">1.0</text:span></text:p><text:p text:style-name="P12">DESC →<text:span text:style-name="T17"> </text:span>ADJECTIVE<text:tab/><text:span text:style-name="T13">0.7</text:span></text:p><text:p text:style-name="P12">DESC →<text:span text:style-name="T17"> </text:span>ADJECTIVE DESC<text:tab/><text:span text:style-name="T13">0.3</text:span></text:p><text:p text:style-name="P12">OBJ →<text:span text:style-name="T17"> </text:span>ARTICLE DESC NOUN<text:tab/><text:span text:style-name="T13">0.1</text:span></text:p></draw:text-box></draw:frame><draw:frame draw:style-name="fr1" draw:name="Frame8" text:anchor-type="paragraph" svg:x="9.178cm" svg:y="0.415cm" svg:width="9.347cm" draw:z-index="6"><draw:text-box fo:min-height="6.489cm"><text:p text:style-name="P14">3.</text:p><text:p text:style-name="P4"/><text:p text:style-name="P4">S →<text:span text:style-name="T17"> </text:span>STMANY <text:span text:style-name="T22">S1</text:span><text:tab/><text:span text:style-name="T13">1.0</text:span></text:p><text:p text:style-name="P4"/><text:p text:style-name="P15">STMANY →<text:span text:style-name="T17"> </text:span>S1 <text:span text:style-name="T5">DOT<text:tab/></text:span><text:span text:style-name="T6">0.6</text:span></text:p><text:p text:style-name="P7">STMANY →<text:span text:style-name="T17"> </text:span>S1 <text:span text:style-name="T7">STMANY1</text:span><text:tab/><text:span text:style-name="T1">0.4</text:span></text:p><text:p text:style-name="P6">STMANY<text:span text:style-name="T14">1 → </text:span><text:span text:style-name="T7">COMMA</text:span><text:span text:style-name="T14"> STMANY2<text:tab/>1.0</text:span></text:p><text:p text:style-name="P10">STMANY2 → BUT <text:s/>STMANY<text:tab/>1.0</text:p><text:p text:style-name="P5">S1 →<text:span text:style-name="T17"> </text:span>SUBJ <text:span text:style-name="T8">S2</text:span><text:tab/><text:span text:style-name="T13">1.0</text:span></text:p><text:p text:style-name="P8">S2 → <text:s/>QVERB1 S3<text:tab/><text:span text:style-name="T15">1.0</text:span></text:p><text:p text:style-name="P8">S3 → <text:s/>QVERB2 OBJ<text:tab/><text:span text:style-name="T15">1.0</text:span></text:p><text:p text:style-name="P5">SUBJ →<text:span text:style-name="T17"> </text:span>ARTICLE <text:span text:style-name="T8">SUBJ2</text:span><text:tab/><text:span text:style-name="T13">1.0</text:span></text:p><text:p text:style-name="P8">SUBJ2 → <text:s/>DESC NOUN<text:tab/><text:span text:style-name="T15">1.0</text:span></text:p><text:p text:style-name="P5">DESC →<text:span text:style-name="T17"> </text:span>ADJECTIVE<text:tab/><text:span text:style-name="T13">0.7</text:span></text:p><text:p text:style-name="P5">DESC →<text:span text:style-name="T17"> </text:span>ADJECTIVE DESC<text:tab/><text:span text:style-name="T13">0.3</text:span></text:p><text:p text:style-name="P5">OBJ →<text:span text:style-name="T17"> </text:span>ARTICLE <text:span text:style-name="T10">OBJ2</text:span><text:tab/><text:span text:style-name="T9">1.</text:span><text:span text:style-name="T10">0</text:span></text:p><text:p text:style-name="P9">OBJ2 → <text:s/>DESC NOUN<text:tab/><text:span text:style-name="T16">1.0</text:span></text:p><text:p text:style-name="P3">DOT → .<text:tab/><text:span text:style-name="T13">1.0</text:span><text:tab/></text:p><text:p text:style-name="P1">COMMA → ,<text:tab/><text:span text:style-name="T2">1.0</text:span><text:tab/></text:p><text:p text:style-name="P2">BUT → but<text:tab/><text:span text:style-name="T2">1.0</text:span><text:tab/>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5" text:anchor-type="paragraph" svg:x="-0.676cm" svg:y="0.023cm" svg:width="9.347cm" draw:z-index="8"><draw:text-box fo:min-height="6.489cm"><text:p text:style-name="P14">2. <text:span text:style-name="T25">Eliminate rules with non-solitary terminals</text:span></text:p><text:p text:style-name="P4"/><text:p text:style-name="P5">S →<text:span text:style-name="T17"> </text:span>STMANY<text:tab/><text:span text:style-name="T13">1.0</text:span></text:p><text:p text:style-name="P15">STMANY →<text:span text:style-name="T17"> </text:span>S1 <text:span text:style-name="T5">DOT<text:tab/></text:span><text:span text:style-name="T6">0.6</text:span></text:p><text:p text:style-name="P7">STMANY →<text:span text:style-name="T17"> </text:span>S1 <text:span text:style-name="T3">COMMA</text:span> <text:span text:style-name="T3">BUT</text:span> STMANY<text:tab/><text:span text:style-name="T1">0.4</text:span></text:p><text:p text:style-name="P5">S1 →<text:span text:style-name="T17"> </text:span>SUBJ QVERB1 QVERB2 OBJ<text:tab/><text:span text:style-name="T13">1.0</text:span></text:p><text:p text:style-name="P5">SUBJ →<text:span text:style-name="T17"> </text:span>ARTICLE DESC NOUN<text:tab/><text:span text:style-name="T13">1.0</text:span></text:p><text:p text:style-name="P5">DESC →<text:span text:style-name="T17"> </text:span>ADJECTIVE<text:tab/><text:span text:style-name="T13">0.7</text:span></text:p><text:p text:style-name="P5">DESC →<text:span text:style-name="T17"> </text:span>ADJECTIVE DESC<text:tab/><text:span text:style-name="T13">0.3</text:span></text:p><text:p text:style-name="P5">OBJ →<text:span text:style-name="T17"> </text:span>ARTICLE DESC NOUN<text:tab/><text:span text:style-name="T13">0.1</text:span></text:p><text:p text:style-name="Frame_20_contents"/><text:p text:style-name="P3">DOT → .<text:tab/><text:span text:style-name="T13">1.0</text:span><text:tab/></text:p><text:p text:style-name="P1">COMMA → ,<text:tab/><text:span text:style-name="T2">1.0</text:span><text:tab/></text:p><text:p text:style-name="P2">BUT → but<text:tab/><text:span text:style-name="T2">1.0</text:span><text:tab/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9" text:anchor-type="paragraph" svg:x="9.349cm" svg:y="-0.069cm" svg:width="9.347cm" draw:z-index="7"><draw:text-box fo:min-height="6.489cm"><text:p text:style-name="P14">3.</text:p><text:p text:style-name="P4"/><text:p text:style-name="P4">S →<text:span text:style-name="T17"> </text:span>STMANY<text:tab/><text:span text:style-name="T13">1.0</text:span></text:p><text:p text:style-name="P15">STMANY →<text:span text:style-name="T17"> </text:span>S1 <text:span text:style-name="T5">DOT<text:tab/></text:span><text:span text:style-name="T6">0.6</text:span></text:p><text:p text:style-name="P7">STMANY →<text:span text:style-name="T17"> </text:span>S1 <text:span text:style-name="T7">STMANY1</text:span><text:tab/><text:span text:style-name="T1">0.4</text:span></text:p><text:p text:style-name="P6">STMANY<text:span text:style-name="T14">1 → </text:span><text:span text:style-name="T7">COMMA</text:span><text:span text:style-name="T14"> STMANY2<text:tab/>1.0</text:span></text:p><text:p text:style-name="P10">STMANY2 → BUT <text:s/>STMANY<text:tab/>1.0</text:p><text:p text:style-name="P5">S1 →<text:span text:style-name="T17"> </text:span>SUBJ <text:span text:style-name="T8">S2</text:span><text:tab/><text:span text:style-name="T13">1.0</text:span></text:p><text:p text:style-name="P8">S2 → <text:s/>QVERB1 S3<text:tab/><text:span text:style-name="T15">1.0</text:span></text:p><text:p text:style-name="P8">S3 → <text:s/>QVERB2 OBJ<text:tab/><text:span text:style-name="T15">1.0</text:span></text:p><text:p text:style-name="P5">SUBJ →<text:span text:style-name="T17"> </text:span>ARTICLE <text:span text:style-name="T8">SUBJ2</text:span><text:tab/><text:span text:style-name="T13">1.0</text:span></text:p><text:p text:style-name="P8">SUBJ2 → <text:s/>DESC NOUN<text:tab/><text:span text:style-name="T15">1.0</text:span></text:p><text:p text:style-name="P5">DESC →<text:span text:style-name="T17"> </text:span>ADJECTIVE<text:tab/><text:span text:style-name="T13">0.7</text:span></text:p><text:p text:style-name="P5">DESC →<text:span text:style-name="T17"> </text:span>ADJECTIVE DESC<text:tab/><text:span text:style-name="T13">0.3</text:span></text:p><text:p text:style-name="P5">OBJ →<text:span text:style-name="T17"> </text:span>ARTICLE <text:span text:style-name="T10">OBJ2</text:span><text:tab/><text:span text:style-name="T9">1.</text:span><text:span text:style-name="T10">0</text:span></text:p><text:p text:style-name="P9">OBJ2 → <text:s/>DESC NOUN<text:tab/><text:span text:style-name="T16">1.0</text:span></text:p><text:p text:style-name="P3">DOT → .<text:tab/><text:span text:style-name="T13">1.0</text:span><text:tab/></text:p><text:p text:style-name="P1">COMMA → ,<text:tab/><text:span text:style-name="T2">1.0</text:span><text:tab/></text:p><text:p text:style-name="P2">BUT → but<text:tab/><text:span text:style-name="T2">1.0</text:span><text:tab/></text:p></draw:text-box></draw:frame></text:p>
      <text:p text:style-name="Text_20_body"><draw:frame draw:style-name="fr1" draw:name="Frame6" text:anchor-type="paragraph" svg:x="-0.676cm" svg:y="-0.136cm" svg:width="9.347cm" draw:z-index="9"><draw:text-box fo:min-height="6.489cm"><text:p text:style-name="P30">3. </text:p><text:p text:style-name="P4"/><text:p text:style-name="P5">S →<text:span text:style-name="T17"> </text:span>STMANY <text:span text:style-name="T27">S1</text:span><text:tab/><text:span text:style-name="T13">1.0</text:span></text:p><text:p text:style-name="P48">S1 → </text:p><text:p text:style-name="P5"/><text:p text:style-name="P5">****************************************</text:p><text:p text:style-name="P15">STMANY →<text:span text:style-name="T17"> </text:span>S1 <text:span text:style-name="T5">DOT<text:tab/></text:span><text:span text:style-name="T6">0.6</text:span></text:p><text:p text:style-name="P7">STMANY →<text:span text:style-name="T17"> </text:span>S1 <text:span text:style-name="T3">COMMA</text:span> <text:span text:style-name="T3">BUT</text:span> STMANY<text:tab/><text:span text:style-name="T1">0.4</text:span></text:p><text:p text:style-name="P5">S1 →<text:span text:style-name="T17"> </text:span>SUBJ QVERB1 QVERB2 OBJ<text:tab/><text:span text:style-name="T13">1.0</text:span></text:p><text:p text:style-name="P5">SUBJ →<text:span text:style-name="T17"> </text:span>ARTICLE DESC NOUN<text:tab/><text:span text:style-name="T13">1.0</text:span></text:p><text:p text:style-name="P5">DESC →<text:span text:style-name="T17"> </text:span>ADJECTIVE<text:tab/><text:span text:style-name="T13">0.7</text:span></text:p><text:p text:style-name="P5">DESC →<text:span text:style-name="T17"> </text:span>ADJECTIVE DESC<text:tab/><text:span text:style-name="T13">0.3</text:span></text:p><text:p text:style-name="P5">OBJ →<text:span text:style-name="T17"> </text:span>ARTICLE DESC NOUN<text:tab/><text:span text:style-name="T13">0.1</text:span></text:p><text:p text:style-name="Frame_20_contents"/><text:p text:style-name="P3">DOT → .<text:tab/><text:span text:style-name="T13">1.0</text:span><text:tab/></text:p><text:p text:style-name="P1">COMMA → ,<text:tab/><text:span text:style-name="T2">1.0</text:span><text:tab/></text:p><text:p text:style-name="P2">BUT → but<text:tab/><text:span text:style-name="T2">1.0</text:span><text:tab/></text:p></draw:text-box></draw:frame></text:p>
      <text:p text:style-name="Text_20_body"/>
      <text:p text:style-name="Text_20_body"/>
      <text:p text:style-name="P5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40</meta:editing-cycles>
    <meta:creation-date>2008-08-22T11:41:04</meta:creation-date>
    <dc:date>2021-01-03T20:39:20.197190977</dc:date>
    <meta:editing-duration>PT5H23M40S</meta:editing-duration>
    <meta:document-statistic meta:table-count="0" meta:image-count="0" meta:object-count="0" meta:page-count="4" meta:paragraph-count="137" meta:word-count="616" meta:character-count="2841" meta:non-whitespace-character-count="2319"/>
  </office:meta>
</office:document-meta>
</file>